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3.183cm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1.655cm" fo:min-width="3.31cm"/>
    </style:style>
    <style:style style:name="gr3" style:family="graphic" style:parent-style-name="standard">
      <style:graphic-properties draw:textarea-horizontal-align="justify" draw:textarea-vertical-align="middle" draw:auto-grow-height="false" fo:min-height="0.47cm" fo:min-width="1.11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stroke="dash" draw:stroke-dash="_32__20_Dots_20_1_20_Dash" draw:fill="none" draw:textarea-vertical-align="middle"/>
    </style:style>
    <style:style style:name="gr8" style:family="graphic" style:parent-style-name="objectwithoutfill">
      <style:graphic-properties svg:stroke-width="0.159cm" svg:stroke-color="#99ff66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9" style:family="graphic" style:parent-style-name="objectwithoutfill">
      <style:graphic-properties svg:stroke-width="0.159cm" svg:stroke-color="#99ff66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" style:family="graphic" style:parent-style-name="objectwithoutfill">
      <style:graphic-properties svg:stroke-width="0.159cm" svg:stroke-color="#ff99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59cm" svg:stroke-color="#99ff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59cm" svg:stroke-color="#ff99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683cm" svg:height="1.778cm" svg:x="4.81cm" svg:y="3.794cm">
            <text:p text:style-name="P1">PBX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1cm" svg:height="1.905cm" svg:x="13.954cm" svg:y="3.794cm">
            <text:p text:style-name="P1">kstream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286cm" svg:height="1.016cm" svg:x="2.778cm" svg:y="8.493cm">
            <text:p text:style-name="P1"><text:span text:style-name="T1">Bo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286cm" svg:height="1.016cm" svg:x="8.747cm" svg:y="8.493cm">
            <text:p text:style-name="P1"><text:span text:style-name="T1">Jan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4" draw:layer="layout" svg:x1="3.921cm" svg:y1="8.493cm" svg:x2="5.826cm" svg:y2="5.572cm">
            <text:p/>
          </draw:line>
          <draw:line draw:style-name="gr5" draw:text-style-name="P4" draw:layer="layout" svg:x1="8.493cm" svg:y1="4.429cm" svg:x2="13.954cm" svg:y2="4.429cm">
            <text:p/>
          </draw:line>
          <draw:line draw:style-name="gr5" draw:text-style-name="P4" draw:layer="layout" svg:x1="13.954cm" svg:y1="5.318cm" svg:x2="8.493cm" svg:y2="5.318cm">
            <text:p/>
          </draw:line>
          <draw:line draw:style-name="gr5" draw:text-style-name="P4" draw:layer="layout" svg:x1="7.858cm" svg:y1="5.699cm" svg:x2="9.763cm" svg:y2="8.493cm">
            <text:p/>
          </draw:line>
          <draw:frame draw:style-name="gr6" draw:text-style-name="P5" draw:layer="layout" svg:width="0.853cm" svg:height="0.962cm" svg:x="4.084cm" svg:y="6.515cm">
            <draw:text-box>
              <text:p>1</text:p>
            </draw:text-box>
          </draw:frame>
          <draw:frame draw:style-name="gr6" draw:text-style-name="P5" draw:layer="layout" svg:width="0.853cm" svg:height="0.962cm" svg:x="9.763cm" svg:y="3.667cm">
            <draw:text-box>
              <text:p>2</text:p>
            </draw:text-box>
          </draw:frame>
          <draw:frame draw:style-name="gr6" draw:text-style-name="P5" draw:layer="layout" svg:width="0.853cm" svg:height="0.962cm" svg:x="10.271cm" svg:y="5.118cm">
            <draw:text-box>
              <text:p>3</text:p>
            </draw:text-box>
          </draw:frame>
          <draw:frame draw:style-name="gr6" draw:text-style-name="P5" draw:layer="layout" svg:width="0.853cm" svg:height="0.962cm" svg:x="8.021cm" svg:y="6.588cm">
            <draw:text-box>
              <text:p>4</text:p>
            </draw:text-box>
          </draw:frame>
          <draw:line draw:style-name="gr7" draw:text-style-name="P4" draw:layer="layout" svg:x1="12.176cm" svg:y1="1.762cm" svg:x2="12.176cm" svg:y2="9.89cm">
            <text:p/>
          </draw:line>
        </draw:g>
        <draw:custom-shape draw:style-name="gr1" draw:text-style-name="P1" draw:layer="layout" svg:width="3.683cm" svg:height="1.778cm" svg:x="4.81cm" svg:y="13.065cm">
          <text:p text:style-name="P1">PB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905cm" svg:x="13.954cm" svg:y="13.065cm">
          <text:p text:style-name="P1">kstream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1.016cm" svg:x="2.778cm" svg:y="17.764cm">
          <text:p text:style-name="P1"><text:span text:style-name="T1">B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286cm" svg:height="1.016cm" svg:x="8.747cm" svg:y="17.764cm">
          <text:p text:style-name="P1"><text:span text:style-name="T1">Ja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3.921cm" svg:y1="17.764cm" svg:x2="5.826cm" svg:y2="14.843cm">
          <text:p/>
        </draw:line>
        <draw:line draw:style-name="gr9" draw:text-style-name="P4" draw:layer="layout" svg:x1="8.493cm" svg:y1="13.7cm" svg:x2="13.954cm" svg:y2="13.7cm">
          <text:p/>
        </draw:line>
        <draw:line draw:style-name="gr10" draw:text-style-name="P4" draw:layer="layout" svg:x1="13.954cm" svg:y1="14.589cm" svg:x2="8.493cm" svg:y2="14.589cm">
          <text:p/>
        </draw:line>
        <draw:line draw:style-name="gr10" draw:text-style-name="P4" draw:layer="layout" svg:x1="7.858cm" svg:y1="14.97cm" svg:x2="9.763cm" svg:y2="17.764cm">
          <text:p/>
        </draw:line>
        <draw:frame draw:style-name="gr6" draw:text-style-name="P5" draw:layer="layout" svg:width="0.853cm" svg:height="0.962cm" svg:x="4.084cm" svg:y="15.786cm">
          <draw:text-box>
            <text:p>1</text:p>
          </draw:text-box>
        </draw:frame>
        <draw:frame draw:style-name="gr6" draw:text-style-name="P5" draw:layer="layout" svg:width="0.853cm" svg:height="0.962cm" svg:x="9.763cm" svg:y="12.938cm">
          <draw:text-box>
            <text:p>2</text:p>
          </draw:text-box>
        </draw:frame>
        <draw:frame draw:style-name="gr6" draw:text-style-name="P5" draw:layer="layout" svg:width="0.853cm" svg:height="0.962cm" svg:x="10.271cm" svg:y="14.389cm">
          <draw:text-box>
            <text:p>3</text:p>
          </draw:text-box>
        </draw:frame>
        <draw:frame draw:style-name="gr6" draw:text-style-name="P5" draw:layer="layout" svg:width="0.853cm" svg:height="0.962cm" svg:x="8.021cm" svg:y="15.859cm">
          <draw:text-box>
            <text:p>4</text:p>
          </draw:text-box>
        </draw:frame>
        <draw:line draw:style-name="gr7" draw:text-style-name="P4" draw:layer="layout" svg:x1="12.176cm" svg:y1="11.033cm" svg:x2="12.176cm" svg:y2="19.161cm">
          <text:p/>
        </draw:line>
        <draw:frame draw:style-name="gr6" draw:text-style-name="P5" draw:layer="layout" svg:width="5.988cm" svg:height="0.962cm" svg:x="2.009cm" svg:y="1.635cm">
          <draw:text-box>
            <text:p>SIP messages path</text:p>
          </draw:text-box>
        </draw:frame>
        <draw:frame draw:style-name="gr6" draw:text-style-name="P5" draw:layer="layout" svg:width="3.156cm" svg:height="0.962cm" svg:x="2.124cm" svg:y="11.341cm">
          <draw:text-box>
            <text:p>RTP path</text:p>
          </draw:text-box>
        </draw:frame>
        <draw:line draw:style-name="gr11" draw:text-style-name="P4" draw:layer="layout" svg:x1="13.827cm" svg:y1="17.383cm" svg:x2="14.462cm" svg:y2="17.383cm">
          <text:p/>
        </draw:line>
        <draw:line draw:style-name="gr12" draw:text-style-name="P4" draw:layer="layout" svg:x1="13.827cm" svg:y1="18.272cm" svg:x2="14.462cm" svg:y2="18.272cm">
          <text:p/>
        </draw:line>
        <draw:frame draw:style-name="gr6" draw:text-style-name="P5" draw:layer="layout" svg:width="3.973cm" svg:height="0.962cm" svg:x="14.866cm" svg:y="16.875cm">
          <draw:text-box>
            <text:p>original RTP</text:p>
          </draw:text-box>
        </draw:frame>
        <draw:frame draw:style-name="gr6" draw:text-style-name="P5" draw:layer="layout" svg:width="5.07cm" svg:height="0.962cm" svg:x="14.843cm" svg:y="17.818cm">
          <draw:text-box>
            <text:p>transcoded RT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6-04-12T19:40:14.605488383</meta:creation-date>
    <dc:date>2016-04-12T19:57:46.412503520</dc:date>
    <dc:creator>root </dc:creator>
    <meta:editing-duration>PT1M19S</meta:editing-duration>
    <meta:editing-cycles>1</meta:editing-cycles>
    <meta:document-statistic meta:object-count="33"/>
    <meta:generator>LibreOffice/5.0.3.2$Linux_X86_64 LibreOffice_project/00m0$Build-2</meta:generator>
  </office:meta>
</office:document-meta>
</file>